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28015483871" calcext:value-type="float">
            <text:p>9.952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6065" calcext:value-type="float">
            <text:p>9.805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40904" calcext:value-type="float">
            <text:p>9.66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126941935484" calcext:value-type="float">
            <text:p>9.5912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6896" calcext:value-type="float">
            <text:p>9.65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7855" calcext:value-type="float">
            <text:p>9.7137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609290322581" calcext:value-type="float">
            <text:p>9.666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79536" calcext:value-type="float">
            <text:p>9.73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261109677419" calcext:value-type="float">
            <text:p>9.6826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47896774194" calcext:value-type="float">
            <text:p>9.4734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24387096774" calcext:value-type="float">
            <text:p>9.276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36082758621" calcext:value-type="float">
            <text:p>9.11436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406525" calcext:value-type="float">
            <text:p>8.904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5096" calcext:value-type="float">
            <text:p>8.7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35483870968" calcext:value-type="float">
            <text:p>8.566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79408" calcext:value-type="float">
            <text:p>8.5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87896774194" calcext:value-type="float">
            <text:p>8.8638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24968" calcext:value-type="float">
            <text:p>8.90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21058064516" calcext:value-type="float">
            <text:p>8.7272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28608" calcext:value-type="float">
            <text:p>8.51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83458064516" calcext:value-type="float">
            <text:p>8.385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97285714286" calcext:value-type="float">
            <text:p>8.4369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31425" calcext:value-type="float">
            <text:p>8.610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7935483871" calcext:value-type="float">
            <text:p>8.74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4216" calcext:value-type="float">
            <text:p>8.65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82975" calcext:value-type="float">
            <text:p>8.5438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068670967742" calcext:value-type="float">
            <text:p>8.6406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231716129032" calcext:value-type="float">
            <text:p>9.0023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01341935484" calcext:value-type="float">
            <text:p>9.4480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0992" calcext:value-type="float">
            <text:p>9.58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7974" calcext:value-type="float">
            <text:p>9.697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4616" calcext:value-type="float">
            <text:p>9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52232258065" calcext:value-type="float">
            <text:p>9.8695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86342857143" calcext:value-type="float">
            <text:p>9.9018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47075" calcext:value-type="float">
            <text:p>9.862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628361290323" calcext:value-type="float">
            <text:p>9.7662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3776" calcext:value-type="float">
            <text:p>9.70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08232258065" calcext:value-type="float">
            <text:p>9.7780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795" calcext:value-type="float">
            <text:p>10.26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6769032258" calcext:value-type="float">
            <text:p>10.9096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40895483871" calcext:value-type="float">
            <text:p>11.114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3940645161" calcext:value-type="float">
            <text:p>10.920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7207483871" calcext:value-type="float">
            <text:p>10.7672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6208571429" calcext:value-type="float">
            <text:p>10.5736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82722580645" calcext:value-type="float">
            <text:p>10.388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75264" calcext:value-type="float">
            <text:p>9.97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15741935484" calcext:value-type="float">
            <text:p>9.8381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0352" calcext:value-type="float">
            <text:p>9.9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156325" calcext:value-type="float">
            <text:p>10.2215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055483871" calcext:value-type="float">
            <text:p>10.31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9936" calcext:value-type="float">
            <text:p>10.3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6317419355" calcext:value-type="float">
            <text:p>10.1796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74213333333" calcext:value-type="float">
            <text:p>10.0174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4436" calcext:value-type="float">
            <text:p>9.5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94125" calcext:value-type="float">
            <text:p>9.435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0144" calcext:value-type="float">
            <text:p>9.2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33238709678" calcext:value-type="float">
            <text:p>9.25933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2624" calcext:value-type="float">
            <text:p>9.6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24725" calcext:value-type="float">
            <text:p>10.3602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8103225807" calcext:value-type="float">
            <text:p>10.649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68192" calcext:value-type="float">
            <text:p>10.5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31421935484" calcext:value-type="float">
            <text:p>10.343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4593548387" calcext:value-type="float">
            <text:p>10.201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4629677419" calcext:value-type="float">
            <text:p>10.1074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0511428571" calcext:value-type="float">
            <text:p>10.0430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971303225807" calcext:value-type="float">
            <text:p>9.9697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899" calcext:value-type="float">
            <text:p>9.859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94064" calcext:value-type="float">
            <text:p>9.77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45651612903" calcext:value-type="float">
            <text:p>9.7854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1472" calcext:value-type="float">
            <text:p>9.83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80275" calcext:value-type="float">
            <text:p>9.8518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121109677419" calcext:value-type="float">
            <text:p>9.911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15809032258" calcext:value-type="float">
            <text:p>10.141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6583483871" calcext:value-type="float">
            <text:p>10.3465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48247741936" calcext:value-type="float">
            <text:p>10.6548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28294285714" calcext:value-type="float">
            <text:p>10.7728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14121290323" calcext:value-type="float">
            <text:p>10.8314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1919" calcext:value-type="float">
            <text:p>10.781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5336" calcext:value-type="float">
            <text:p>10.69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144516129" calcext:value-type="float">
            <text:p>10.71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9208" calcext:value-type="float">
            <text:p>10.89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644825" calcext:value-type="float">
            <text:p>11.2064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84784516129" calcext:value-type="float">
            <text:p>11.718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974" calcext:value-type="float">
            <text:p>11.88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7189677419" calcext:value-type="float">
            <text:p>11.774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73912258065" calcext:value-type="float">
            <text:p>11.647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70732903226" calcext:value-type="float">
            <text:p>11.5370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5665714286" calcext:value-type="float">
            <text:p>11.4455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1117419355" calcext:value-type="float">
            <text:p>11.353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842" calcext:value-type="float">
            <text:p>11.308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1808" calcext:value-type="float">
            <text:p>11.32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8696" calcext:value-type="float">
            <text:p>11.85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33525" calcext:value-type="float">
            <text:p>12.207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6392258065" calcext:value-type="float">
            <text:p>12.488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1344" calcext:value-type="float">
            <text:p>12.81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89255" calcext:value-type="float">
            <text:p>12.7389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099225" calcext:value-type="float">
            <text:p>12.510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3806896552" calcext:value-type="float">
            <text:p>12.4263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81362580645" calcext:value-type="float">
            <text:p>12.348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7396129032" calcext:value-type="float">
            <text:p>12.271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17628387097" calcext:value-type="float">
            <text:p>12.211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5344516129" calcext:value-type="float">
            <text:p>12.166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6925217391" calcext:value-type="float">
            <text:p>12.100692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314" calcext:value-type="float">
            <text:p>12.03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643" calcext:value-type="float">
            <text:p>12.002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28621935484" calcext:value-type="float">
            <text:p>11.912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7105" calcext:value-type="float">
            <text:p>11.780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52454193548" calcext:value-type="float">
            <text:p>11.6852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78858181818" calcext:value-type="float">
            <text:p>11.64788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0951724138" calcext:value-type="float">
            <text:p>11.679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059525" calcext:value-type="float">
            <text:p>11.6205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7236363636" calcext:value-type="float">
            <text:p>11.4817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732175" calcext:value-type="float">
            <text:p>11.3373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8094545455" calcext:value-type="float">
            <text:p>11.26780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47525" calcext:value-type="float">
            <text:p>11.354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0127058824" calcext:value-type="float">
            <text:p>11.442012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0663" calcext:value-type="float">
            <text:p>11.400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5418" calcext:value-type="float">
            <text:p>11.34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941475" calcext:value-type="float">
            <text:p>11.3194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08675" calcext:value-type="float">
            <text:p>11.362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19525" calcext:value-type="float">
            <text:p>11.4681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54328275862" calcext:value-type="float">
            <text:p>11.59543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487525" calcext:value-type="float">
            <text:p>11.5748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2578" calcext:value-type="float">
            <text:p>11.48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9011612903" calcext:value-type="float">
            <text:p>11.3889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31675" calcext:value-type="float">
            <text:p>11.2973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885" calcext:value-type="float">
            <text:p>11.271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6175" calcext:value-type="float">
            <text:p>11.30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0807741935" calcext:value-type="float">
            <text:p>11.5600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1912" calcext:value-type="float">
            <text:p>11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4616774194" calcext:value-type="float">
            <text:p>11.719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71156363636" calcext:value-type="float">
            <text:p>11.6971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5616551724" calcext:value-type="float">
            <text:p>11.61456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410575" calcext:value-type="float">
            <text:p>11.514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742575" calcext:value-type="float">
            <text:p>11.4074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7566451613" calcext:value-type="float">
            <text:p>11.338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675525" calcext:value-type="float">
            <text:p>11.376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167483871" calcext:value-type="float">
            <text:p>11.590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9303" calcext:value-type="float">
            <text:p>11.949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54175" calcext:value-type="float">
            <text:p>11.9545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4446451613" calcext:value-type="float">
            <text:p>11.890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235" calcext:value-type="float">
            <text:p>11.786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41984516129" calcext:value-type="float">
            <text:p>11.764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348" calcext:value-type="float">
            <text:p>11.9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96128" calcext:value-type="float">
            <text:p>11.9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82175" calcext:value-type="float">
            <text:p>11.9088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52525" calcext:value-type="float">
            <text:p>11.8225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24980645161" calcext:value-type="float">
            <text:p>11.752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222575" calcext:value-type="float">
            <text:p>11.712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47654193548" calcext:value-type="float">
            <text:p>11.654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0495" calcext:value-type="float">
            <text:p>11.580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0075" calcext:value-type="float">
            <text:p>11.490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4743225807" calcext:value-type="float">
            <text:p>11.3904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21575" calcext:value-type="float">
            <text:p>11.2512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64781935484" calcext:value-type="float">
            <text:p>11.126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19" calcext:value-type="float">
            <text:p>11.04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88504827586" calcext:value-type="float">
            <text:p>11.00885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393675" calcext:value-type="float">
            <text:p>10.9239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53675" calcext:value-type="float">
            <text:p>10.771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7016774194" calcext:value-type="float">
            <text:p>10.591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68325" calcext:value-type="float">
            <text:p>10.4196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47501935484" calcext:value-type="float">
            <text:p>10.254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50375" calcext:value-type="float">
            <text:p>10.1265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71925" calcext:value-type="float">
            <text:p>9.945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176077419355" calcext:value-type="float">
            <text:p>9.7617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099" calcext:value-type="float">
            <text:p>9.555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386090322581" calcext:value-type="float">
            <text:p>9.333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2945" calcext:value-type="float">
            <text:p>9.2142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14179310345" calcext:value-type="float">
            <text:p>9.2931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4985" calcext:value-type="float">
            <text:p>9.404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1279" calcext:value-type="float">
            <text:p>9.471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130451612903" calcext:value-type="float">
            <text:p>9.331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09375" calcext:value-type="float">
            <text:p>9.1320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335819354839" calcext:value-type="float">
            <text:p>9.023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13825" calcext:value-type="float">
            <text:p>9.1071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270525" calcext:value-type="float">
            <text:p>9.452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83896774194" calcext:value-type="float">
            <text:p>9.6868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9765" calcext:value-type="float">
            <text:p>9.717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832516129032" calcext:value-type="float">
            <text:p>9.8283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427175" calcext:value-type="float">
            <text:p>9.794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29848275862" calcext:value-type="float">
            <text:p>9.64029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0925" calcext:value-type="float">
            <text:p>9.50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6035" calcext:value-type="float">
            <text:p>9.400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52696774194" calcext:value-type="float">
            <text:p>9.476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62575" calcext:value-type="float">
            <text:p>9.959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71432258065" calcext:value-type="float">
            <text:p>11.187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784175" calcext:value-type="float">
            <text:p>11.6878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573625" calcext:value-type="float">
            <text:p>11.6057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9287741936" calcext:value-type="float">
            <text:p>11.486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74195" calcext:value-type="float">
            <text:p>11.3574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736516129" calcext:value-type="float">
            <text:p>11.263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168825" calcext:value-type="float">
            <text:p>11.2216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54336" calcext:value-type="float">
            <text:p>11.1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404575" calcext:value-type="float">
            <text:p>11.034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9361" calcext:value-type="float">
            <text:p>10.889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0255483871" calcext:value-type="float">
            <text:p>10.77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81725" calcext:value-type="float">
            <text:p>10.7298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01744516129" calcext:value-type="float">
            <text:p>10.810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68250322581" calcext:value-type="float">
            <text:p>11.246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43715" calcext:value-type="float">
            <text:p>11.3543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5169032258" calcext:value-type="float">
            <text:p>11.534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482625" calcext:value-type="float">
            <text:p>11.944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0424827586" calcext:value-type="float">
            <text:p>12.16404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87925" calcext:value-type="float">
            <text:p>12.368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99825" calcext:value-type="float">
            <text:p>12.5589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1496774194" calcext:value-type="float">
            <text:p>12.652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7735" calcext:value-type="float">
            <text:p>12.665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1380645161" calcext:value-type="float">
            <text:p>12.682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253" calcext:value-type="float">
            <text:p>12.692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82025" calcext:value-type="float">
            <text:p>12.658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88877419355" calcext:value-type="float">
            <text:p>12.60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547025" calcext:value-type="float">
            <text:p>12.5254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68814117647" calcext:value-type="float">
            <text:p>12.206881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61075" calcext:value-type="float">
            <text:p>12.1256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4880516129" calcext:value-type="float">
            <text:p>12.034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035825" calcext:value-type="float">
            <text:p>12.0103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18498064516" calcext:value-type="float">
            <text:p>12.071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95325" calcext:value-type="float">
            <text:p>12.1989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94445" calcext:value-type="float">
            <text:p>12.319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66557419355" calcext:value-type="float">
            <text:p>12.2766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09325" calcext:value-type="float">
            <text:p>12.176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0753548387" calcext:value-type="float">
            <text:p>12.082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102375" calcext:value-type="float">
            <text:p>12.001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0548137931" calcext:value-type="float">
            <text:p>11.90054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41675" calcext:value-type="float">
            <text:p>11.7164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16307096774" calcext:value-type="float">
            <text:p>11.6216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610975" calcext:value-type="float">
            <text:p>11.5461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59163870968" calcext:value-type="float">
            <text:p>11.645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358" calcext:value-type="float">
            <text:p>11.62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44125" calcext:value-type="float">
            <text:p>11.5314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41411612903" calcext:value-type="float">
            <text:p>11.404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825925" calcext:value-type="float">
            <text:p>11.218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1654193548" calcext:value-type="float">
            <text:p>11.0451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9455" calcext:value-type="float">
            <text:p>10.87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3992" calcext:value-type="float">
            <text:p>10.71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221" calcext:value-type="float">
            <text:p>10.531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253075" calcext:value-type="float">
            <text:p>10.342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3078709677" calcext:value-type="float">
            <text:p>10.169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155" calcext:value-type="float">
            <text:p>10.00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46461935484" calcext:value-type="float">
            <text:p>10.184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54675" calcext:value-type="float">
            <text:p>10.0895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9155" calcext:value-type="float">
            <text:p>9.991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188206451613" calcext:value-type="float">
            <text:p>9.871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796525" calcext:value-type="float">
            <text:p>9.6279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60232258065" calcext:value-type="float">
            <text:p>9.3666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09325" calcext:value-type="float">
            <text:p>9.128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361324137931" calcext:value-type="float">
            <text:p>8.91361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3564" calcext:value-type="float">
            <text:p>8.7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81475" calcext:value-type="float">
            <text:p>8.423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29935483871" calcext:value-type="float">
            <text:p>8.159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30165" calcext:value-type="float">
            <text:p>8.1330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009677419355" calcext:value-type="float">
            <text:p>8.640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4974" calcext:value-type="float">
            <text:p>8.55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38975" calcext:value-type="float">
            <text:p>8.4523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08025" calcext:value-type="float">
            <text:p>7.8810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98348387097" calcext:value-type="float">
            <text:p>7.8319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705075" calcext:value-type="float">
            <text:p>8.407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617020689655" calcext:value-type="float">
            <text:p>9.58617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70615" calcext:value-type="float">
            <text:p>10.017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25725" calcext:value-type="float">
            <text:p>10.4402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35775" calcext:value-type="float">
            <text:p>10.4823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55308387097" calcext:value-type="float">
            <text:p>10.3555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20425" calcext:value-type="float">
            <text:p>10.3972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68752" calcext:value-type="float">
            <text:p>10.45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263475" calcext:value-type="float">
            <text:p>10.412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0993548387" calcext:value-type="float">
            <text:p>10.369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343483871" calcext:value-type="float">
            <text:p>10.331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5585" calcext:value-type="float">
            <text:p>10.183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3428965517" calcext:value-type="float">
            <text:p>10.06134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534075" calcext:value-type="float">
            <text:p>9.9653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7811" calcext:value-type="float">
            <text:p>9.917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38064516129" calcext:value-type="float">
            <text:p>9.854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1423" calcext:value-type="float">
            <text:p>9.861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56567741935" calcext:value-type="float">
            <text:p>9.8845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3405" calcext:value-type="float">
            <text:p>9.963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22510967742" calcext:value-type="float">
            <text:p>10.6122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770925" calcext:value-type="float">
            <text:p>10.627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296516129" calcext:value-type="float">
            <text:p>10.791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529275" calcext:value-type="float">
            <text:p>11.1052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3572" calcext:value-type="float">
            <text:p>11.0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737075" calcext:value-type="float">
            <text:p>10.967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40525" calcext:value-type="float">
            <text:p>10.8624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65597419355" calcext:value-type="float">
            <text:p>10.746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7807" calcext:value-type="float">
            <text:p>10.647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1197419355" calcext:value-type="float">
            <text:p>10.655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55625" calcext:value-type="float">
            <text:p>10.9275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4136774194" calcext:value-type="float">
            <text:p>10.9544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42402580645" calcext:value-type="float">
            <text:p>10.894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306825" calcext:value-type="float">
            <text:p>10.833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67376551724" calcext:value-type="float">
            <text:p>10.73673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80575" calcext:value-type="float">
            <text:p>10.637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7505" calcext:value-type="float">
            <text:p>10.517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9349677419" calcext:value-type="float">
            <text:p>10.454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4145454546" calcext:value-type="float">
            <text:p>10.4634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4048" calcext:value-type="float">
            <text:p>10.45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6865454546" calcext:value-type="float">
            <text:p>10.60768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278125" calcext:value-type="float">
            <text:p>10.8227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296516129" calcext:value-type="float">
            <text:p>10.791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6105" calcext:value-type="float">
            <text:p>10.746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86534193548" calcext:value-type="float">
            <text:p>10.758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75602580645" calcext:value-type="float">
            <text:p>10.7875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4408" calcext:value-type="float">
            <text:p>10.9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9344516129" calcext:value-type="float">
            <text:p>11.175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1498181818" calcext:value-type="float">
            <text:p>11.09314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0363870968" calcext:value-type="float">
            <text:p>11.0820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36685" calcext:value-type="float">
            <text:p>11.063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49032" calcext:value-type="float">
            <text:p>10.93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4065454546" calcext:value-type="float">
            <text:p>10.78040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69592258065" calcext:value-type="float">
            <text:p>10.4769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3149090909" calcext:value-type="float">
            <text:p>10.3243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26616" calcext:value-type="float">
            <text:p>10.3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21275" calcext:value-type="float">
            <text:p>10.4652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6019310345" calcext:value-type="float">
            <text:p>10.58360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605" calcext:value-type="float">
            <text:p>10.555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119" calcext:value-type="float">
            <text:p>10.477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9791" calcext:value-type="float">
            <text:p>10.519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3953548387" calcext:value-type="float">
            <text:p>10.8323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5383" calcext:value-type="float">
            <text:p>11.065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330375" calcext:value-type="float">
            <text:p>11.193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0229677419" calcext:value-type="float">
            <text:p>11.159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98327741936" calcext:value-type="float">
            <text:p>11.0998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651975" calcext:value-type="float">
            <text:p>11.0165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7288" calcext:value-type="float">
            <text:p>11.0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10814545455" calcext:value-type="float">
            <text:p>11.03108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0952" calcext:value-type="float">
            <text:p>10.94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315975" calcext:value-type="float">
            <text:p>10.8031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085125" calcext:value-type="float">
            <text:p>10.6208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47094193548" calcext:value-type="float">
            <text:p>10.444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573" calcext:value-type="float">
            <text:p>10.299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00828387097" calcext:value-type="float">
            <text:p>10.200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95655" calcext:value-type="float">
            <text:p>10.2395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7362580645" calcext:value-type="float">
            <text:p>10.2907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87987096774" calcext:value-type="float">
            <text:p>10.298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78825" calcext:value-type="float">
            <text:p>10.497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5383225806" calcext:value-type="float">
            <text:p>10.7595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307" calcext:value-type="float">
            <text:p>11.219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07649655172" calcext:value-type="float">
            <text:p>11.48076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228475" calcext:value-type="float">
            <text:p>11.4222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60325" calcext:value-type="float">
            <text:p>11.3036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7858064516" calcext:value-type="float">
            <text:p>11.178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3186" calcext:value-type="float">
            <text:p>11.013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3432" calcext:value-type="float">
            <text:p>10.8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654" calcext:value-type="float">
            <text:p>10.947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415225" calcext:value-type="float">
            <text:p>11.1241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4307096774" calcext:value-type="float">
            <text:p>11.164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8299354839" calcext:value-type="float">
            <text:p>11.064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62025" calcext:value-type="float">
            <text:p>11.0586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7186206897" calcext:value-type="float">
            <text:p>10.9917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84025" calcext:value-type="float">
            <text:p>10.9138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11575" calcext:value-type="float">
            <text:p>10.8321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63488" calcext:value-type="float">
            <text:p>10.76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1627" calcext:value-type="float">
            <text:p>10.731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8802580645" calcext:value-type="float">
            <text:p>10.6808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1305" calcext:value-type="float">
            <text:p>10.5691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8275" calcext:value-type="float">
            <text:p>10.430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1700645161" calcext:value-type="float">
            <text:p>10.271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81525" calcext:value-type="float">
            <text:p>9.570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47724137931" calcext:value-type="float">
            <text:p>9.3494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961725" calcext:value-type="float">
            <text:p>9.1296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473325" calcext:value-type="float">
            <text:p>8.9147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28625" calcext:value-type="float">
            <text:p>8.7672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914075" calcext:value-type="float">
            <text:p>9.8891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99705" calcext:value-type="float">
            <text:p>9.669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40903225807" calcext:value-type="float">
            <text:p>9.4424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639375" calcext:value-type="float">
            <text:p>9.246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587948387097" calcext:value-type="float">
            <text:p>9.2858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70215" calcext:value-type="float">
            <text:p>9.697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0069" calcext:value-type="float">
            <text:p>9.950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33175" calcext:value-type="float">
            <text:p>9.8933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925" calcext:value-type="float">
            <text:p>9.68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13832258065" calcext:value-type="float">
            <text:p>9.464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3905" calcext:value-type="float">
            <text:p>9.220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346812903226" calcext:value-type="float">
            <text:p>8.993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8334" calcext:value-type="float">
            <text:p>8.768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62296774194" calcext:value-type="float">
            <text:p>8.339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12075" calcext:value-type="float">
            <text:p>8.205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024748387097" calcext:value-type="float">
            <text:p>8.4202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791275" calcext:value-type="float">
            <text:p>9.2079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70427586207" calcext:value-type="float">
            <text:p>9.61570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0785" calcext:value-type="float">
            <text:p>9.772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19695" calcext:value-type="float">
            <text:p>9.661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03767741935" calcext:value-type="float">
            <text:p>9.4700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402375" calcext:value-type="float">
            <text:p>9.334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81858064516" calcext:value-type="float">
            <text:p>9.4008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5585" calcext:value-type="float">
            <text:p>9.802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5915" calcext:value-type="float">
            <text:p>9.685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628980645161" calcext:value-type="float">
            <text:p>9.4962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87575" calcext:value-type="float">
            <text:p>9.2928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63096774194" calcext:value-type="float">
            <text:p>9.1656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579" calcext:value-type="float">
            <text:p>9.204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886179310345" calcext:value-type="float">
            <text:p>9.33886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12375" calcext:value-type="float">
            <text:p>9.3721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85018181818" calcext:value-type="float">
            <text:p>9.22685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5304" calcext:value-type="float">
            <text:p>9.1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543625" calcext:value-type="float">
            <text:p>9.2054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44567741936" calcext:value-type="float">
            <text:p>9.686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81083636364" calcext:value-type="float">
            <text:p>10.2881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1927483871" calcext:value-type="float">
            <text:p>10.431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15425" calcext:value-type="float">
            <text:p>10.378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299075" calcext:value-type="float">
            <text:p>10.2129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2947096774" calcext:value-type="float">
            <text:p>10.076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099716129032" calcext:value-type="float">
            <text:p>9.8709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75420689655" calcext:value-type="float">
            <text:p>9.68675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38761290323" calcext:value-type="float">
            <text:p>9.455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0294" calcext:value-type="float">
            <text:p>9.21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3816" calcext:value-type="float">
            <text:p>8.97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5865" calcext:value-type="float">
            <text:p>8.82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663657142857" calcext:value-type="float">
            <text:p>8.5766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77161290323" calcext:value-type="float">
            <text:p>8.7177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96977777778" calcext:value-type="float">
            <text:p>8.61996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640275" calcext:value-type="float">
            <text:p>8.5564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6536" calcext:value-type="float">
            <text:p>8.6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2614" calcext:value-type="float">
            <text:p>8.72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63420689655" calcext:value-type="float">
            <text:p>8.7266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82296774194" calcext:value-type="float">
            <text:p>8.7968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357" calcext:value-type="float">
            <text:p>8.952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3216" calcext:value-type="float">
            <text:p>8.87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769" calcext:value-type="float">
            <text:p>8.819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31928" calcext:value-type="float">
            <text:p>8.88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1885" calcext:value-type="float">
            <text:p>8.7471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74451612903" calcext:value-type="float">
            <text:p>8.660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390475" calcext:value-type="float">
            <text:p>9.1439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03008" calcext:value-type="float">
            <text:p>9.62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18775" calcext:value-type="float">
            <text:p>9.884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256114285714" calcext:value-type="float">
            <text:p>9.9325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903175" calcext:value-type="float">
            <text:p>9.7790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34632258064" calcext:value-type="float">
            <text:p>9.6043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951716129032" calcext:value-type="float">
            <text:p>9.4595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7230967742" calcext:value-type="float">
            <text:p>9.4357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26864516129" calcext:value-type="float">
            <text:p>9.57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6815483871" calcext:value-type="float">
            <text:p>10.135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36672" calcext:value-type="float">
            <text:p>10.4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47925" calcext:value-type="float">
            <text:p>10.6924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23021935484" calcext:value-type="float">
            <text:p>11.2423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30882580645" calcext:value-type="float">
            <text:p>11.583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6771428571" calcext:value-type="float">
            <text:p>11.6226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0510967742" calcext:value-type="float">
            <text:p>11.679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0647483871" calcext:value-type="float">
            <text:p>11.620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87552" calcext:value-type="float">
            <text:p>11.5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08443870968" calcext:value-type="float">
            <text:p>11.4508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41352" calcext:value-type="float">
            <text:p>11.39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482775" calcext:value-type="float">
            <text:p>11.1948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63736" calcext:value-type="float">
            <text:p>11.0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61950967742" calcext:value-type="float">
            <text:p>10.926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55938064516" calcext:value-type="float">
            <text:p>10.785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6608571429" calcext:value-type="float">
            <text:p>10.51266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56118709677" calcext:value-type="float">
            <text:p>10.3156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09736774194" calcext:value-type="float">
            <text:p>10.1009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36903225806" calcext:value-type="float">
            <text:p>9.8843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99225806452" calcext:value-type="float">
            <text:p>9.671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7032" calcext:value-type="float">
            <text:p>9.5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57367741936" calcext:value-type="float">
            <text:p>9.5675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15174193548" calcext:value-type="float">
            <text:p>9.7681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37424" calcext:value-type="float">
            <text:p>9.6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7682" calcext:value-type="float">
            <text:p>9.647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77504" calcext:value-type="float">
            <text:p>9.7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35870967742" calcext:value-type="float">
            <text:p>9.826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88993103448" calcext:value-type="float">
            <text:p>9.83988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04335483871" calcext:value-type="float">
            <text:p>9.9210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995612903226" calcext:value-type="float">
            <text:p>9.849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9248" calcext:value-type="float">
            <text:p>9.78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86064516129" calcext:value-type="float">
            <text:p>9.884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25224" calcext:value-type="float">
            <text:p>10.07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3323870968" calcext:value-type="float">
            <text:p>10.0213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99558709677" calcext:value-type="float">
            <text:p>10.0199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172" calcext:value-type="float">
            <text:p>10.01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83175" calcext:value-type="float">
            <text:p>10.0838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05384" calcext:value-type="float">
            <text:p>10.20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4252903226" calcext:value-type="float">
            <text:p>10.162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3892413793" calcext:value-type="float">
            <text:p>10.16938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3744" calcext:value-type="float">
            <text:p>9.7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1296" calcext:value-type="float">
            <text:p>9.62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11068387097" calcext:value-type="float">
            <text:p>10.0111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94232258065" calcext:value-type="float">
            <text:p>10.379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8056" calcext:value-type="float">
            <text:p>10.3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73295483871" calcext:value-type="float">
            <text:p>10.367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3376" calcext:value-type="float">
            <text:p>10.52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1378064516" calcext:value-type="float">
            <text:p>10.947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93814285714" calcext:value-type="float">
            <text:p>11.3793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5945" calcext:value-type="float">
            <text:p>11.614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86232258065" calcext:value-type="float">
            <text:p>11.598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10768" calcext:value-type="float">
            <text:p>11.5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8872258065" calcext:value-type="float">
            <text:p>11.424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07368" calcext:value-type="float">
            <text:p>11.33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72299354839" calcext:value-type="float">
            <text:p>11.217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7623483871" calcext:value-type="float">
            <text:p>11.0476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9272" calcext:value-type="float">
            <text:p>10.87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2330322581" calcext:value-type="float">
            <text:p>10.701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7368" calcext:value-type="float">
            <text:p>10.56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4807741936" calcext:value-type="float">
            <text:p>10.5694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38782857143" calcext:value-type="float">
            <text:p>10.6738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9023483871" calcext:value-type="float">
            <text:p>10.8190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73809032258" calcext:value-type="float">
            <text:p>10.8273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90388" calcext:value-type="float">
            <text:p>10.69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4603870968" calcext:value-type="float">
            <text:p>10.664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7784" calcext:value-type="float">
            <text:p>10.85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65824516129" calcext:value-type="float">
            <text:p>11.026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04632258065" calcext:value-type="float">
            <text:p>11.080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07296" calcext:value-type="float">
            <text:p>11.12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04575483871" calcext:value-type="float">
            <text:p>11.010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2912" calcext:value-type="float">
            <text:p>10.8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82601290323" calcext:value-type="float">
            <text:p>10.7582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1828965517" calcext:value-type="float">
            <text:p>10.68618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92030967742" calcext:value-type="float">
            <text:p>10.609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7509677419" calcext:value-type="float">
            <text:p>10.506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2264" calcext:value-type="float">
            <text:p>10.49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13545806452" calcext:value-type="float">
            <text:p>10.6413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0552" calcext:value-type="float">
            <text:p>10.8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2763870968" calcext:value-type="float">
            <text:p>11.0972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54592" calcext:value-type="float">
            <text:p>11.0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24356129032" calcext:value-type="float">
            <text:p>10.982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2408" calcext:value-type="float">
            <text:p>10.9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81847741936" calcext:value-type="float">
            <text:p>10.8681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8962857143" calcext:value-type="float">
            <text:p>10.81789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37778064516" calcext:value-type="float">
            <text:p>10.733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0255483871" calcext:value-type="float">
            <text:p>10.602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65424" calcext:value-type="float">
            <text:p>10.48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3552516129" calcext:value-type="float">
            <text:p>10.553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2168" calcext:value-type="float">
            <text:p>10.7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5269677419" calcext:value-type="float">
            <text:p>11.0005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7460645161" calcext:value-type="float">
            <text:p>11.069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4992" calcext:value-type="float">
            <text:p>11.0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31298064516" calcext:value-type="float">
            <text:p>10.883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39968" calcext:value-type="float">
            <text:p>10.74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97352258065" calcext:value-type="float">
            <text:p>10.5897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3094285714" calcext:value-type="float">
            <text:p>10.4223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04934193548" calcext:value-type="float">
            <text:p>10.240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52247741935" calcext:value-type="float">
            <text:p>10.0452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452" calcext:value-type="float">
            <text:p>9.83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481470967742" calcext:value-type="float">
            <text:p>9.6648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5668" calcext:value-type="float">
            <text:p>9.5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65784" calcext:value-type="float">
            <text:p>8.99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401187096774" calcext:value-type="float">
            <text:p>8.9440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3848" calcext:value-type="float">
            <text:p>9.27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20670967742" calcext:value-type="float">
            <text:p>9.7532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99514285714" calcext:value-type="float">
            <text:p>9.9759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38451612903" calcext:value-type="float">
            <text:p>9.971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155819354839" calcext:value-type="float">
            <text:p>9.861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864" calcext:value-type="float">
            <text:p>9.7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731922580645" calcext:value-type="float">
            <text:p>9.547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2992" calcext:value-type="float">
            <text:p>9.53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14683870968" calcext:value-type="float">
            <text:p>9.569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217187096774" calcext:value-type="float">
            <text:p>9.4621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83048" calcext:value-type="float">
            <text:p>9.39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49135483871" calcext:value-type="float">
            <text:p>9.314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80432" calcext:value-type="float">
            <text:p>9.38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045393548387" calcext:value-type="float">
            <text:p>9.580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40413793104" calcext:value-type="float">
            <text:p>9.60540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469341935484" calcext:value-type="float">
            <text:p>9.5546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02322580645" calcext:value-type="float">
            <text:p>9.465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1112" calcext:value-type="float">
            <text:p>9.4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942451612903" calcext:value-type="float">
            <text:p>9.529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7616" calcext:value-type="float">
            <text:p>9.6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29367741936" calcext:value-type="float">
            <text:p>9.9942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8978064516" calcext:value-type="float">
            <text:p>10.169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52784" calcext:value-type="float">
            <text:p>10.02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755587096774" calcext:value-type="float">
            <text:p>9.8675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73872" calcext:value-type="float">
            <text:p>9.7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629548387097" calcext:value-type="float">
            <text:p>9.566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874057142857" calcext:value-type="float">
            <text:p>9.4087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060490322581" calcext:value-type="float">
            <text:p>9.190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277419354839" calcext:value-type="float">
            <text:p>8.922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1808" calcext:value-type="float">
            <text:p>8.66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03406451613" calcext:value-type="float">
            <text:p>8.4210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9488" calcext:value-type="float">
            <text:p>8.32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035148387097" calcext:value-type="float">
            <text:p>8.4903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51638709678" calcext:value-type="float">
            <text:p>8.4455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728" calcext:value-type="float">
            <text:p>8.2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3712" calcext:value-type="float">
            <text:p>8.32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674787096774" calcext:value-type="float">
            <text:p>8.736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48685714286" calcext:value-type="float">
            <text:p>9.1204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586735483871" calcext:value-type="float">
            <text:p>9.6558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26975483871" calcext:value-type="float">
            <text:p>9.882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776" calcext:value-type="float">
            <text:p>9.8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299819354839" calcext:value-type="float">
            <text:p>9.9529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6696" calcext:value-type="float">
            <text:p>10.13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2283870968" calcext:value-type="float">
            <text:p>10.332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77287741936" calcext:value-type="float">
            <text:p>10.2677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0128" calcext:value-type="float">
            <text:p>10.11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443251612903" calcext:value-type="float">
            <text:p>9.9744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7512" calcext:value-type="float">
            <text:p>9.9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18990967742" calcext:value-type="float">
            <text:p>10.0818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85731428571" calcext:value-type="float">
            <text:p>10.0285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621987096774" calcext:value-type="float">
            <text:p>9.8462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82167741936" calcext:value-type="float">
            <text:p>9.6468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14136" calcext:value-type="float">
            <text:p>9.4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22967741936" calcext:value-type="float">
            <text:p>9.4822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1008" calcext:value-type="float">
            <text:p>9.92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1553548387" calcext:value-type="float">
            <text:p>10.4361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7989677419" calcext:value-type="float">
            <text:p>10.5097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42032" calcext:value-type="float">
            <text:p>10.41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4286451613" calcext:value-type="float">
            <text:p>10.238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9504" calcext:value-type="float">
            <text:p>10.06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938348387097" calcext:value-type="float">
            <text:p>9.889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3635862069" calcext:value-type="float">
            <text:p>9.7013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26374193548" calcext:value-type="float">
            <text:p>9.521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391870967742" calcext:value-type="float">
            <text:p>9.353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18512" calcext:value-type="float">
            <text:p>9.12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524" calcext:value-type="float">
            <text:p>8.89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98415483871" calcext:value-type="float">
            <text:p>9.129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136825806452" calcext:value-type="float">
            <text:p>9.251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7336" calcext:value-type="float">
            <text:p>9.12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34967741936" calcext:value-type="float">
            <text:p>8.9183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24616" calcext:value-type="float">
            <text:p>8.7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99793548387" calcext:value-type="float">
            <text:p>8.5989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74885714286" calcext:value-type="float">
            <text:p>8.5497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76980645161" calcext:value-type="float">
            <text:p>8.3837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516980645161" calcext:value-type="float">
            <text:p>8.1551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74632258065" calcext:value-type="float">
            <text:p>7.8517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0224" calcext:value-type="float">
            <text:p>7.85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74761290322" calcext:value-type="float">
            <text:p>7.76374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32206451613" calcext:value-type="float">
            <text:p>7.6773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05208" calcext:value-type="float">
            <text:p>7.57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1424" calcext:value-type="float">
            <text:p>7.41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983251612903" calcext:value-type="float">
            <text:p>7.4598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34142857143" calcext:value-type="float">
            <text:p>7.6303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46296774194" calcext:value-type="float">
            <text:p>7.440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8976" calcext:value-type="float">
            <text:p>6.8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1535483871" calcext:value-type="float">
            <text:p>6.67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0504" calcext:value-type="float">
            <text:p>6.67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128490322581" calcext:value-type="float">
            <text:p>7.0112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85961290323" calcext:value-type="float">
            <text:p>7.516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732" calcext:value-type="float">
            <text:p>7.7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55870967742" calcext:value-type="float">
            <text:p>7.616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848" calcext:value-type="float">
            <text:p>7.4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041651612903" calcext:value-type="float">
            <text:p>7.5604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639314285714" calcext:value-type="float">
            <text:p>7.8263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37496774194" calcext:value-type="float">
            <text:p>7.8793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10683870968" calcext:value-type="float">
            <text:p>8.106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0528" calcext:value-type="float">
            <text:p>8.01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97883870968" calcext:value-type="float">
            <text:p>8.2249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1688" calcext:value-type="float">
            <text:p>8.94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01109677419" calcext:value-type="float">
            <text:p>9.835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1313548387" calcext:value-type="float">
            <text:p>10.244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1628" calcext:value-type="float">
            <text:p>10.23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3956129032" calcext:value-type="float">
            <text:p>10.281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92248" calcext:value-type="float">
            <text:p>10.4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63169032258" calcext:value-type="float">
            <text:p>10.6963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30827586207" calcext:value-type="float">
            <text:p>11.1330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83574193548" calcext:value-type="float">
            <text:p>11.438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7646451613" calcext:value-type="float">
            <text:p>11.4027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6888" calcext:value-type="float">
            <text:p>11.32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5016774194" calcext:value-type="float">
            <text:p>11.277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3232" calcext:value-type="float">
            <text:p>11.24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0286451613" calcext:value-type="float">
            <text:p>11.2290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9246451613" calcext:value-type="float">
            <text:p>11.158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2208" calcext:value-type="float">
            <text:p>11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3633548387" calcext:value-type="float">
            <text:p>10.9573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8512" calcext:value-type="float">
            <text:p>10.89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6993548387" calcext:value-type="float">
            <text:p>10.97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98905714286" calcext:value-type="float">
            <text:p>10.9898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85780645161" calcext:value-type="float">
            <text:p>10.86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0410322581" calcext:value-type="float">
            <text:p>10.6890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52" calcext:value-type="float">
            <text:p>10.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04237419355" calcext:value-type="float">
            <text:p>10.4204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6464" calcext:value-type="float">
            <text:p>10.55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3625806452" calcext:value-type="float">
            <text:p>10.70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0970322581" calcext:value-type="float">
            <text:p>10.756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51096" calcext:value-type="float">
            <text:p>10.60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7256774194" calcext:value-type="float">
            <text:p>10.4027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08864" calcext:value-type="float">
            <text:p>10.19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66270967742" calcext:value-type="float">
            <text:p>9.972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716257142857" calcext:value-type="float">
            <text:p>9.7371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17264516129" calcext:value-type="float">
            <text:p>9.51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971406451613" calcext:value-type="float">
            <text:p>9.2897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8976" calcext:value-type="float">
            <text:p>9.0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01135483871" calcext:value-type="float">
            <text:p>8.903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53161290323" calcext:value-type="float">
            <text:p>9.083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079612903226" calcext:value-type="float">
            <text:p>8.950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4384" calcext:value-type="float">
            <text:p>8.7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287303225807" calcext:value-type="float">
            <text:p>8.5828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0552" calcext:value-type="float">
            <text:p>8.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062348387097" calcext:value-type="float">
            <text:p>8.3806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42142857143" calcext:value-type="float">
            <text:p>8.2704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88129032258" calcext:value-type="float">
            <text:p>8.095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48541935484" calcext:value-type="float">
            <text:p>7.890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1664" calcext:value-type="float">
            <text:p>7.7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09651612903" calcext:value-type="float">
            <text:p>7.6670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3904" calcext:value-type="float">
            <text:p>7.74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10270967742" calcext:value-type="float">
            <text:p>8.1591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285574193549" calcext:value-type="float">
            <text:p>8.5428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5256" calcext:value-type="float">
            <text:p>8.59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817109677419" calcext:value-type="float">
            <text:p>8.4481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9088" calcext:value-type="float">
            <text:p>8.51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915380645161" calcext:value-type="float">
            <text:p>8.789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073324137931" calcext:value-type="float">
            <text:p>8.73073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85522580645" calcext:value-type="float">
            <text:p>8.5018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95329032258" calcext:value-type="float">
            <text:p>8.2909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02808" calcext:value-type="float">
            <text:p>8.1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33858064516" calcext:value-type="float">
            <text:p>8.227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7656" calcext:value-type="float">
            <text:p>8.36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776051612903" calcext:value-type="float">
            <text:p>8.407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43535483871" calcext:value-type="float">
            <text:p>8.485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16032" calcext:value-type="float">
            <text:p>8.66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23984516129" calcext:value-type="float">
            <text:p>8.792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12568" calcext:value-type="float">
            <text:p>9.1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73393548387" calcext:value-type="float">
            <text:p>9.915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7405714286" calcext:value-type="float">
            <text:p>10.1707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3303225806" calcext:value-type="float">
            <text:p>10.238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82030967742" calcext:value-type="float">
            <text:p>10.228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00736" calcext:value-type="float">
            <text:p>10.1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96260645161" calcext:value-type="float">
            <text:p>10.1096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1552" calcext:value-type="float">
            <text:p>10.03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3739354839" calcext:value-type="float">
            <text:p>10.0833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722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94" meta:object-count="0"/>
    <meta:user-defined meta:name="AppVersion">3.0</meta:user-defined>
  </office:meta>
</office:document-meta>
</file>